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dfb9" officeooo:paragraph-rsid="000adfb9"/>
    </style:style>
    <style:style style:name="P2" style:family="paragraph" style:parent-style-name="Standard">
      <style:text-properties officeooo:rsid="000adfb9" officeooo:paragraph-rsid="000de00b"/>
    </style:style>
    <style:style style:name="P3" style:family="paragraph" style:parent-style-name="Standard">
      <style:text-properties officeooo:rsid="000bc3ac" officeooo:paragraph-rsid="000bc3ac"/>
    </style:style>
    <style:style style:name="P4" style:family="paragraph" style:parent-style-name="Standard">
      <style:text-properties officeooo:rsid="000ccf73" officeooo:paragraph-rsid="000ccf73"/>
    </style:style>
    <style:style style:name="P5" style:family="paragraph" style:parent-style-name="Standard">
      <style:text-properties officeooo:rsid="000de00b" officeooo:paragraph-rsid="000de00b"/>
    </style:style>
    <style:style style:name="P6" style:family="paragraph" style:parent-style-name="Standard">
      <style:text-properties officeooo:rsid="000ebc3d" officeooo:paragraph-rsid="000ebc3d"/>
    </style:style>
    <style:style style:name="T1" style:family="text">
      <style:text-properties officeooo:rsid="000bc3ac"/>
    </style:style>
    <style:style style:name="T2" style:family="text">
      <style:text-properties officeooo:rsid="000de0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ises</text:p>
      <text:p text:style-name="P1">1. Write an algorithm for frying an egg. Test it out with a friend: in a kitchen, read the</text:p>
      <text:p text:style-name="P1">algorithm and have the friend do exactly what you say. How did you do?</text:p>
      <text:p text:style-name="P1"/>
      <text:p text:style-name="P1"><text:s/>Eggs Algorithm:</text:p>
      <text:p text:style-name="P1"><text:tab/>Ingerdients - </text:p>
      <text:p text:style-name="P1"><text:tab/><text:tab/>2 eggs</text:p>
      <text:p text:style-name="P1"><text:tab/><text:tab/>1 Tbsp oil or butter</text:p>
      <text:p text:style-name="P1"><text:tab/>1. set stove to medium-high heat</text:p>
      <text:p text:style-name="P1"><text:tab/>2. place pan on heat</text:p>
      <text:p text:style-name="P1"><text:tab/>3. put oil or butter in pan</text:p>
      <text:p text:style-name="P1"><text:tab/>4. crack eggs over pan</text:p>
      <text:p text:style-name="P1"><text:tab/>5. carefully place eggs in pan</text:p>
      <text:p text:style-name="P1"><text:tab/>6. cook until egg whites are solid and flip</text:p>
      <text:p text:style-name="P1"><text:tab/>7. cook to desired wellness</text:p>
      <text:p text:style-name="P1"><text:tab/>8. remove pan from heat</text:p>
      <text:p text:style-name="P1"><text:tab/>9. let egg cool 1 min and serve</text:p>
      <text:p text:style-name="P1"/>
      <text:p text:style-name="P1">2. (Algorithms vs. programs)</text:p>
      <text:p text:style-name="P1">(a) Define algorithm and program.</text:p>
      <text:p text:style-name="P1"/>
      <text:p text:style-name="P1">Algorithm – <text:span text:style-name="T1">description of a set of steps to solve a particular problem</text:span></text:p>
      <text:p text:style-name="P3">Program – implementation of an algorithm</text:p>
      <text:p text:style-name="P3"/>
      <text:p text:style-name="P1">(b) In what ways are they the same?</text:p>
      <text:p text:style-name="P1"/>
      <text:p text:style-name="P3">they both use a defined set of steps to reach their final result</text:p>
      <text:p text:style-name="P1"/>
      <text:p text:style-name="P1">(c) In what ways are they different?</text:p>
      <text:p text:style-name="P1"/>
      <text:p text:style-name="P3">an algorithm explains how to do something while a program takes action and completes what an algorithm can only explain</text:p>
      <text:p text:style-name="P3"/>
      <text:p text:style-name="P1">3. Write an algorithm that determines whether a number is between 2 and 20 and is</text:p>
      <text:p text:style-name="P1">divisible by 3.</text:p>
      <text:p text:style-name="P1"/>
      <text:p text:style-name="P3">x = int</text:p>
      <text:p text:style-name="P4">is_good = False</text:p>
      <text:p text:style-name="P4"/>
      <text:p text:style-name="P4">if x &gt; 2 and x &lt; 20 and (x % 3 == 0):</text:p>
      <text:p text:style-name="P4"><text:tab/>is_good = True</text:p>
      <text:p text:style-name="P3"/>
      <text:p text:style-name="P1">4. We mentioned first fit and best fit as applied to finding parking spaces at a mall.</text:p>
      <text:p text:style-name="P1">(a) Write a first-fit car-parking algorithm.</text:p>
      <text:p text:style-name="P1"/>
      <text:p text:style-name="P4">1. enter parking lot</text:p>
      <text:p text:style-name="P4">2. continue driving while spaces are occupied</text:p>
      <text:p text:style-name="P4">3. if space is empty, park</text:p>
      <text:p text:style-name="P4">4. exit vehicle and walk</text:p>
      <text:p text:style-name="P1"><text:soft-page-break/></text:p>
      <text:p text:style-name="P1">(b) Write a best-fit car-parking algorithm.</text:p>
      <text:p text:style-name="P1"/>
      <text:p text:style-name="P4">1. enter parking lot</text:p>
      <text:p text:style-name="P4">2. continue driving while spaces are occupied</text:p>
      <text:p text:style-name="P4">3. if space is empty check distcance from door</text:p>
      <text:p text:style-name="P4">4. if distance is satisfactory park, else return to step 2</text:p>
      <text:p text:style-name="P4">5. <text:span text:style-name="T2">exit vehicle and walk</text:span></text:p>
      <text:p text:style-name="P1"/>
      <text:p text:style-name="P1">(c) In your own words, explain why first fit might be a better algorithm on average to</text:p>
      <text:p text:style-name="P1">minimize the time to get to the door of the mall.</text:p>
      <text:p text:style-name="P1"/>
      <text:p text:style-name="P5">parking at the first available space minimizes the search time for a satisfactory space, in many cases the time it takes to walk to the door from the furthest possible space will be much less than the time it will take to locate an empty space that is close to the door</text:p>
      <text:p text:style-name="P1"/>
      <text:p text:style-name="P1">5. When you are stuck on creating a program, it helps to stop and think. Can you see</text:p>
      <text:p text:style-name="P1">what is wrong with the following program? Why is it generating an error?</text:p>
      <text:p text:style-name="P1">A_int = input( ' Enter an integer greater than 10: ' )</text:p>
      <text:p text:style-name="P1">while A_int &gt; 10:</text:p>
      <text:p text:style-name="P1"><text:tab/>A_int = A_int - 1</text:p>
      <text:p text:style-name="P1"><text:tab/>print(A_int)</text:p>
      <text:p text:style-name="P1"/>
      <text:p text:style-name="P6">Resolution:</text:p>
      <text:p text:style-name="P1"/>
      <text:p text:style-name="P2">A_<text:span text:style-name="T2">str</text:span> = input( ' Enter an integer greater than 10: ' )</text:p>
      <text:p text:style-name="P5">A_int = int(A_str)</text:p>
      <text:p text:style-name="P2">while A_int &gt; 10:</text:p>
      <text:p text:style-name="P2"><text:tab/>A_int = A_int - 1</text:p>
      <text:p text:style-name="P2"><text:tab/>print(A_int)</text:p>
      <text:p text:style-name="P2"/>
      <text:p text:style-name="P6">Explanation:</text:p>
      <text:p text:style-name="P6"/>
      <text:p text:style-name="P6">the original code set the value of A_int to a string and then tried to compare the string against integ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2T16:14:59.423667920</meta:creation-date>
    <dc:date>2014-09-12T17:07:12.981098000</dc:date>
    <meta:editing-duration>PT41M43S</meta:editing-duration>
    <meta:editing-cycles>3</meta:editing-cycles>
    <meta:generator>LibreOffice/4.2.6.3$Linux_X86_64 LibreOffice_project/420m0$Build-3</meta:generator>
    <meta:document-statistic meta:table-count="0" meta:image-count="0" meta:object-count="0" meta:page-count="2" meta:paragraph-count="59" meta:word-count="484" meta:character-count="2504" meta:non-whitespace-character-count="2034"/>
  </office:meta>
</office:document-meta>
</file>